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fo:font-size="14pt" style:font-size-asian="14pt" style:font-size-complex="14pt"/>
    </style:style>
    <style:style style:name="P3" style:family="paragraph" style:parent-style-name="Standard" style:list-style-name="L1"/>
    <style:style style:name="P4" style:family="paragraph" style:parent-style-name="Standard">
      <style:text-properties officeooo:paragraph-rsid="000860eb"/>
    </style:style>
    <style:style style:name="P5" style:family="paragraph" style:parent-style-name="Standard" style:list-style-name="L4">
      <style:text-properties officeooo:paragraph-rsid="000860eb"/>
    </style:style>
    <style:style style:name="P6" style:family="paragraph" style:parent-style-name="Standard" style:list-style-name="L9"/>
    <style:style style:name="P7" style:family="paragraph" style:parent-style-name="Standard">
      <style:text-properties officeooo:paragraph-rsid="000bed04"/>
    </style:style>
    <style:style style:name="T1" style:family="text">
      <style:text-properties fo:font-size="14pt" style:font-size-asian="14pt" style:font-size-complex="14pt"/>
    </style:style>
    <style:style style:name="T2" style:family="text">
      <style:text-properties style:text-underline-style="solid" style:text-underline-width="auto" style:text-underline-color="font-color"/>
    </style:style>
    <style:style style:name="T3" style:family="text">
      <style:text-properties officeooo:rsid="000608f9"/>
    </style:style>
    <style:style style:name="T4" style:family="text">
      <style:text-properties officeooo:rsid="000860eb"/>
    </style:style>
    <style:style style:name="T5" style:family="text">
      <style:text-properties officeooo:rsid="000b561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ep reinforc<text:span text:style-name="T3">e</text:span>ment learning for OCR</text:p>
      <text:p text:style-name="Standard"/>
      <text:p text:style-name="Standard"><text:span text:style-name="T1">Motivation</text:span>:</text:p>
      <text:p text:style-name="P7">Especially for older texts, there are too few labeled data to train OCR systems. Labelling data is expensive, because each line has to be extracted one-by-one from the underlying image (like here [1]). On the other hand, many older books have been transcribed manually. Current OCR systems cannot be trained on these annotated books, because there is no correspondence between line and annotation, instead <text:span text:style-name="T5">the labels</text:span> <text:span text:style-name="T5">are</text:span> only the transcribed text per page.</text:p>
      <text:p text:style-name="P7">The motivation <text:span text:style-name="T5">for this work </text:span>is to find a method to train on entire pages of text, <text:span text:style-name="T5">such that it would become possible to OCR many historical books without additional labelling efforts</text:span>.</text:p>
      <text:p text:style-name="Standard"/>
      <text:p text:style-name="Standard"><text:span text:style-name="T1">Idea:</text:span> </text:p>
      <text:p text:style-name="Standard">The idea is to combine a Recurrent Neural Network with Reinforcement Learning in order to OCR text similar to how humans read. The RNN "reads" the page in small patches from left to right and top to bottom. The actions of the RL agent are either one of the characters, or an action that "next patch", indicating that there is no more text to be classificed.</text:p>
      <text:p text:style-name="Standard"/>
      <text:p text:style-name="P2">Milestones:</text:p>
      <text:p text:style-name="Standard"><text:span text:style-name="T2">Minimum</text:span>:</text:p>
      <text:list xml:id="list4142552299" text:style-name="L1">
        <text:list-item>
          <text:p text:style-name="P3">create toy data from MNIST; must be appropriately difficult, i. e. not simply stitching MNIST images together. These toy data would have to resemble real text as found, for instance, in a <text:span text:style-name="T4">n</text:span>ewspaper like the Neue Zuericher Zeitung [1].</text:p>
        </text:list-item>
        <text:list-item>
          <text:p text:style-name="P3">set up RNN</text:p>
        </text:list-item>
        <text:list-item>
          <text:p text:style-name="P3">set up RL agent</text:p>
        </text:list-item>
        <text:list-item>
          <text:p text:style-name="P3">successfully train on toy data</text:p>
        </text:list-item>
        <text:list-item>
          <text:p text:style-name="P3">compile appropriate dataset from real data.</text:p>
          <text:list>
            <text:list-item>
              <text:p text:style-name="P3">extract the region of each page that contains the text (but not line-by-line).</text:p>
            </text:list-item>
            <text:list-item>
              <text:p text:style-name="P3">deal with several-column pages</text:p>
            </text:list-item>
          </text:list>
        </text:list-item>
        <text:list-item>
          <text:p text:style-name="P3">try out training on real data</text:p>
        </text:list-item>
      </text:list>
      <text:p text:style-name="Standard"/>
      <text:p text:style-name="P4"><text:span text:style-name="T2">Medium</text:span>:</text:p>
      <text:list xml:id="list533132082" text:style-name="L4">
        <text:list-item>
          <text:p text:style-name="P5">make training on real data work well:</text:p>
          <text:list>
            <text:list-item>
              <text:p text:style-name="P5">deal with different font sizes</text:p>
            </text:list-item>
            <text:list-item>
              <text:p text:style-name="P5">deal with not perfectly horizontal lines</text:p>
            </text:list-item>
          </text:list>
        </text:list-item>
      </text:list>
      <text:p text:style-name="Standard"/>
      <text:p text:style-name="Standard"><text:span text:style-name="T2">Advanced</text:span>:</text:p>
      <text:list xml:id="list3060014493" text:style-name="L9">
        <text:list-item>
          <text:p text:style-name="P6">Add a method (possibly use an existing method) to automatically extract the region of a page that contains text, and feed it into the OCR system, such that the entire system becomes fully automated.</text:p>
        </text:list-item>
      </text:list>
      <text:p text:style-name="Standard"/>
      <text:p text:style-name="Standard"/>
      <text:p text:style-name="Standard">[1] https://github.com/impresso/NZZ-black-letter-ground-tru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21T15:47:21.897999072</meta:creation-date>
    <dc:date>2019-10-21T17:38:02.374432853</dc:date>
    <meta:editing-duration>PT9M8S</meta:editing-duration>
    <meta:editing-cycles>9</meta:editing-cycles>
    <meta:generator>LibreOffice/6.3.2.2$Linux_X86_64 LibreOffice_project/98b30e735bda24bc04ab42594c85f7fd8be07b9c</meta:generator>
    <meta:document-statistic meta:table-count="0" meta:image-count="0" meta:object-count="0" meta:page-count="1" meta:paragraph-count="23" meta:word-count="328" meta:character-count="1931" meta:non-whitespace-character-count="1637"/>
  </office:meta>
</office:document-meta>
</file>